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fill-color="#00ae00" draw:textarea-vertical-align="middle"/>
    </style:style>
    <style:style style:name="gr5" style:family="graphic" style:parent-style-name="standard">
      <style:graphic-properties draw:fill-color="#ff0000" draw:textarea-vertical-align="middle"/>
    </style:style>
    <style:style style:name="gr6" style:family="graphic" style:parent-style-name="standard">
      <style:graphic-properties draw:fill-color="#00ae00" draw:textarea-vertical-align="middle"/>
    </style:style>
    <style:style style:name="gr7" style:family="graphic" style:parent-style-name="standard">
      <style:graphic-properties draw:fill-color="#ff0000" draw:textarea-vertical-align="middle"/>
    </style:style>
    <style:style style:name="gr8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9" style:family="graphic" style:parent-style-name="standard">
      <style:graphic-properties draw:textarea-vertical-align="top"/>
    </style:style>
    <style:style style:name="gr10" style:family="graphic" style:parent-style-name="objectwithoutfill">
      <style:graphic-properties svg:stroke-color="#004a4a" draw:marker-end="Arrow" draw:marker-end-width="0.3cm" draw:fill="none" draw:textarea-vertical-align="middle"/>
    </style:style>
    <style:style style:name="gr11" style:family="graphic" style:parent-style-name="standard">
      <style:graphic-properties draw:fill-color="#ffff00" draw:textarea-vertical-align="middle"/>
    </style:style>
    <style:style style:name="gr12" style:family="graphic" style:parent-style-name="objectwithoutfill">
      <style:graphic-properties svg:stroke-color="#000000" draw:marker-end="Arrow" draw:marker-end-width="0.3cm" draw:fill="none" draw:opacity="95%" draw:textarea-vertical-align="middle"/>
    </style:style>
    <style:style style:name="gr13" style:family="graphic" style:parent-style-name="standard">
      <style:graphic-properties draw:fill-color="#c5000b" draw:textarea-vertical-align="middle"/>
    </style:style>
    <style:style style:name="gr14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15" style:family="graphic" style:parent-style-name="objectwithoutfill">
      <style:graphic-properties draw:marker-end="Arrow" draw:marker-end-width="0.3cm" draw:fill="none" draw:textarea-vertical-align="middle"/>
    </style:style>
    <style:style style:name="pr1" style:family="presentation" style:parent-style-name="Обычный-notes">
      <style:graphic-properties draw:fill-color="#ffffff" draw:auto-grow-height="true" fo:min-height="13.364cm"/>
    </style:style>
    <style:style style:name="pr2" style:family="presentation" style:parent-style-name="Обычный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center" style:text-autospace="none">
        <style:tab-stops>
          <style:tab-stop style:position="1.189cm"/>
        </style:tab-stops>
      </style:paragraph-properties>
      <style:text-properties fo:color="#2e0d6e" fo:font-family="Menlo-Regular" fo:font-size="14pt" style:font-family-asian="Menlo-Regular" style:font-size-asian="14pt" style:font-family-complex="Menlo-Regular" style:font-size-complex="8pt"/>
    </style:style>
    <style:style style:name="P4" style:family="paragraph">
      <style:text-properties fo:font-size="12pt" style:font-size-asian="12pt" style:font-size-complex="12pt"/>
    </style:style>
    <style:style style:name="T1" style:family="text">
      <style:text-properties fo:color="#2e0d6e" style:text-outline="false" style:text-line-through-style="none" fo:font-family="Menlo-Regular" fo:font-size="14pt" fo:font-style="normal" fo:text-shadow="none" style:text-underline-style="none" fo:font-weight="normal" style:letter-kerning="true" style:font-family-asian="Menlo-Regular" style:font-size-asian="14pt" style:font-style-asian="normal" style:font-weight-asian="normal" style:font-family-complex="Menlo-Regular" style:font-size-complex="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draw:rect draw:style-name="gr1" draw:text-style-name="P1" draw:layer="layout" svg:width="14.6cm" svg:height="11.2cm" svg:x="6.8cm" svg:y="5cm">
          <text:p/>
        </draw:rect>
        <draw:frame draw:style-name="gr2" draw:layer="layout" svg:width="2.5cm" svg:height="0.962cm" svg:x="12.5cm" svg:y="1.8cm">
          <draw:text-box>
            <text:p>UIView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2T1">
        <draw:rect draw:style-name="gr1" draw:text-style-name="P1" draw:layer="layout" svg:width="14.6cm" svg:height="11.2cm" svg:x="6.8cm" svg:y="5.001cm">
          <text:p/>
        </draw:rect>
        <draw:frame draw:style-name="gr2" draw:layer="layout" svg:width="2.5cm" svg:height="0.962cm" svg:x="12.5cm" svg:y="1.801cm">
          <draw:text-box>
            <text:p>UIView</text:p>
          </draw:text-box>
        </draw:frame>
        <draw:rect draw:style-name="gr4" draw:text-style-name="P1" draw:layer="layout" svg:width="4.2cm" svg:height="2cm" svg:x="7.6cm" svg:y="13cm">
          <text:p/>
        </draw:rect>
        <draw:rect draw:style-name="gr5" draw:text-style-name="P1" draw:layer="layout" svg:width="2.2cm" svg:height="4.8cm" svg:x="17.2cm" svg:y="7.6cm">
          <text:p/>
        </draw:rect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2T1">
        <draw:rect draw:style-name="gr1" draw:text-style-name="P1" draw:layer="layout" svg:width="14.6cm" svg:height="11.2cm" svg:x="6.8cm" svg:y="5.002cm">
          <text:p/>
        </draw:rect>
        <draw:frame draw:style-name="gr2" draw:layer="layout" svg:width="2.5cm" svg:height="0.962cm" svg:x="12.5cm" svg:y="1.802cm">
          <draw:text-box>
            <text:p>UIView</text:p>
          </draw:text-box>
        </draw:frame>
        <draw:rect draw:style-name="gr6" draw:text-style-name="P1" draw:layer="layout" svg:width="4.2cm" svg:height="2cm" svg:x="7.6cm" svg:y="13.001cm">
          <text:p text:style-name="P1">Subview</text:p>
        </draw:rect>
        <draw:rect draw:style-name="gr7" draw:text-style-name="P1" draw:layer="layout" svg:width="2.2cm" svg:height="4.8cm" svg:x="17.2cm" svg:y="7.601cm">
          <text:p text:style-name="P1">Subview</text:p>
        </draw:rect>
        <draw:line draw:style-name="gr8" draw:text-style-name="P1" draw:layer="layout" svg:x1="9cm" svg:y1="6.4cm" svg:x2="9.6cm" svg:y2="13.001cm">
          <text:p/>
        </draw:line>
        <draw:line draw:style-name="gr8" draw:text-style-name="P1" draw:layer="layout" svg:x1="9cm" svg:y1="6.4cm" svg:x2="17.2cm" svg:y2="9cm">
          <text:p/>
        </draw:lin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2T1">
        <draw:rect draw:style-name="gr9" draw:text-style-name="P2" draw:layer="layout" svg:width="14.6cm" svg:height="11.2cm" svg:x="6.8cm" svg:y="5.002cm">
          <text:p text:style-name="P2">Superview</text:p>
        </draw:rect>
        <draw:frame draw:style-name="gr2" draw:layer="layout" svg:width="2.5cm" svg:height="0.962cm" svg:x="12.5cm" svg:y="1.802cm">
          <draw:text-box>
            <text:p>UIView</text:p>
          </draw:text-box>
        </draw:frame>
        <draw:rect draw:style-name="gr4" draw:text-style-name="P1" draw:layer="layout" svg:width="4.2cm" svg:height="2cm" svg:x="7.6cm" svg:y="13.001cm">
          <text:p/>
        </draw:rect>
        <draw:rect draw:style-name="gr5" draw:text-style-name="P1" draw:layer="layout" svg:width="2.2cm" svg:height="4.8cm" svg:x="17.2cm" svg:y="7.601cm">
          <text:p/>
        </draw:rect>
        <draw:line draw:style-name="gr10" draw:text-style-name="P1" draw:layer="layout" svg:x1="9.6cm" svg:y1="13.001cm" svg:x2="8.6cm" svg:y2="6.2cm">
          <text:p/>
        </draw:line>
        <draw:line draw:style-name="gr10" draw:text-style-name="P1" draw:layer="layout" svg:x1="17.2cm" svg:y1="10cm" svg:x2="8.6cm" svg:y2="6.2cm">
          <text:p/>
        </draw:lin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2T1">
        <draw:rect draw:style-name="gr9" draw:text-style-name="P2" draw:layer="layout" svg:width="14.6cm" svg:height="11.2cm" svg:x="6.8cm" svg:y="5.003cm">
          <text:p text:style-name="P2">Superview</text:p>
        </draw:rect>
        <draw:frame draw:style-name="gr2" draw:layer="layout" svg:width="2.5cm" svg:height="0.962cm" svg:x="12.5cm" svg:y="1.803cm">
          <draw:text-box>
            <text:p>UIView</text:p>
          </draw:text-box>
        </draw:frame>
        <draw:rect draw:style-name="gr4" draw:text-style-name="P1" draw:layer="layout" svg:width="4.2cm" svg:height="2cm" svg:x="7.6cm" svg:y="13.002cm">
          <text:p/>
        </draw:rect>
        <draw:rect draw:style-name="gr5" draw:text-style-name="P1" draw:layer="layout" svg:width="2.2cm" svg:height="4.8cm" svg:x="17.2cm" svg:y="7.602cm">
          <text:p/>
        </draw:rect>
        <draw:line draw:style-name="gr8" draw:text-style-name="P1" draw:layer="layout" svg:x1="9.6cm" svg:y1="13.002cm" svg:x2="8.6cm" svg:y2="6.201cm">
          <text:p/>
        </draw:line>
        <draw:line draw:style-name="gr8" draw:text-style-name="P1" draw:layer="layout" svg:x1="17.2cm" svg:y1="10.001cm" svg:x2="8.6cm" svg:y2="6.201cm">
          <text:p/>
        </draw:line>
        <draw:rect draw:style-name="gr11" draw:text-style-name="P1" draw:layer="layout" svg:width="1.6cm" svg:height="0.8cm" svg:x="9.8cm" svg:y="13.8cm">
          <text:p/>
        </draw:rect>
        <draw:line draw:style-name="gr12" draw:text-style-name="P1" draw:layer="layout" svg:x1="9.8cm" svg:y1="14cm" svg:x2="8cm" svg:y2="13.4cm">
          <text:p/>
        </draw:lin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 presentation:presentation-page-layout-name="AL2T1">
        <draw:rect draw:style-name="gr1" draw:text-style-name="P1" xml:id="id1" draw:id="id1" draw:layer="layout" svg:width="8.6cm" svg:height="13.6cm" svg:x="2.6cm" svg:y="3.8cm">
          <text:p/>
        </draw:rect>
        <draw:rect draw:style-name="gr13" draw:text-style-name="P1" draw:layer="layout" svg:width="2.2cm" svg:height="1.6cm" svg:x="3.6cm" svg:y="5.4cm">
          <text:p/>
        </draw:rect>
        <draw:rect draw:style-name="gr1" draw:text-style-name="P1" xml:id="id2" draw:id="id2" draw:layer="layout" svg:width="13cm" svg:height="8.4cm" svg:x="13cm" svg:y="3.8cm">
          <text:p/>
        </draw:rect>
        <draw:connector draw:style-name="gr14" draw:text-style-name="P1" draw:layer="layout" draw:type="curve" svg:x1="6.9cm" svg:y1="17.4cm" svg:x2="19.5cm" svg:y2="12.2cm" draw:start-shape="id1" draw:start-glue-point="2" draw:end-shape="id2" draw:end-glue-point="2" svg:d="m6900 17400c0 751 12600 3351 12600-5200">
          <text:p/>
        </draw:connector>
        <draw:rect draw:style-name="gr13" draw:text-style-name="P1" draw:layer="layout" svg:width="2.2cm" svg:height="1.6cm" svg:x="14cm" svg:y="5.4cm">
          <text:p/>
        </draw:rect>
        <draw:frame draw:style-name="gr2" draw:text-style-name="P1" draw:layer="layout" svg:width="5.967cm" svg:height="0.916cm" svg:x="10.4cm" svg:y="1.284cm">
          <draw:text-box>
            <text:p text:style-name="P3"><text:span text:style-name="T1">UIViewAutoresizingNone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 presentation:presentation-page-layout-name="AL2T1">
        <draw:rect draw:style-name="gr1" draw:text-style-name="P1" xml:id="id3" draw:id="id3" draw:layer="layout" svg:width="8.6cm" svg:height="13.6cm" svg:x="2.6cm" svg:y="3.898cm">
          <text:p/>
        </draw:rect>
        <draw:rect draw:style-name="gr13" draw:text-style-name="P1" draw:layer="layout" svg:width="2.2cm" svg:height="1.6cm" svg:x="3.6cm" svg:y="5.498cm">
          <text:p/>
        </draw:rect>
        <draw:rect draw:style-name="gr1" draw:text-style-name="P1" xml:id="id4" draw:id="id4" draw:layer="layout" svg:width="13cm" svg:height="8.4cm" svg:x="13cm" svg:y="3.898cm">
          <text:p/>
        </draw:rect>
        <draw:connector draw:style-name="gr14" draw:text-style-name="P1" draw:layer="layout" draw:type="curve" svg:x1="6.9cm" svg:y1="17.498cm" svg:x2="19.5cm" svg:y2="12.298cm" draw:start-shape="id3" draw:start-glue-point="2" draw:end-shape="id4" draw:end-glue-point="2" svg:d="m6900 17498c0 751 12600 3351 12600-5200">
          <text:p/>
        </draw:connector>
        <draw:rect draw:style-name="gr13" draw:text-style-name="P1" draw:layer="layout" svg:width="2.2cm" svg:height="1.6cm" svg:x="19.4cm" svg:y="5.4cm">
          <text:p/>
        </draw:rect>
        <draw:frame draw:style-name="gr2" draw:text-style-name="P1" draw:layer="layout" svg:width="8.821cm" svg:height="0.916cm" svg:x="10.4cm" svg:y="1.382cm">
          <draw:text-box>
            <text:p text:style-name="P3"><text:span text:style-name="T1">UIViewAutoresizingFlexibleLeftMargin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 presentation:presentation-page-layout-name="AL2T1">
        <draw:rect draw:style-name="gr1" draw:text-style-name="P1" xml:id="id5" draw:id="id5" draw:layer="layout" svg:width="8.6cm" svg:height="13.6cm" svg:x="2.6cm" svg:y="3.996cm">
          <text:p/>
        </draw:rect>
        <draw:rect draw:style-name="gr13" draw:text-style-name="P1" draw:layer="layout" svg:width="2.2cm" svg:height="1.6cm" svg:x="3.6cm" svg:y="5.596cm">
          <text:p/>
        </draw:rect>
        <draw:rect draw:style-name="gr1" draw:text-style-name="P1" xml:id="id6" draw:id="id6" draw:layer="layout" svg:width="13cm" svg:height="8.4cm" svg:x="13cm" svg:y="3.996cm">
          <text:p/>
        </draw:rect>
        <draw:connector draw:style-name="gr14" draw:text-style-name="P1" draw:layer="layout" draw:type="curve" svg:x1="6.9cm" svg:y1="17.596cm" svg:x2="19.5cm" svg:y2="12.396cm" draw:start-shape="id5" draw:start-glue-point="2" draw:end-shape="id6" draw:end-glue-point="2" svg:d="m6900 17596c0 751 12600 3351 12600-5200">
          <text:p/>
        </draw:connector>
        <draw:rect draw:style-name="gr13" draw:text-style-name="P1" draw:layer="layout" svg:width="2.2cm" svg:height="1.6cm" svg:x="14.6cm" svg:y="0cm">
          <text:p/>
        </draw:rect>
        <draw:frame draw:style-name="gr2" draw:text-style-name="P1" draw:layer="layout" svg:width="8.85cm" svg:height="0.916cm" svg:x="10.4cm" svg:y="1.48cm">
          <draw:text-box>
            <text:p text:style-name="P3"><text:span text:style-name="T1">UIViewAutoresizingFlexibleTopMargin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Обычный" presentation:presentation-page-layout-name="AL2T1">
        <draw:rect draw:style-name="gr1" draw:text-style-name="P1" xml:id="id7" draw:id="id7" draw:layer="layout" svg:width="8.6cm" svg:height="13.6cm" svg:x="2.6cm" svg:y="3.996cm">
          <text:p/>
        </draw:rect>
        <draw:rect draw:style-name="gr13" draw:text-style-name="P1" draw:layer="layout" svg:width="2.2cm" svg:height="1.6cm" svg:x="3.6cm" svg:y="5.596cm">
          <text:p/>
        </draw:rect>
        <draw:rect draw:style-name="gr1" draw:text-style-name="P1" xml:id="id8" draw:id="id8" draw:layer="layout" svg:width="13cm" svg:height="8.4cm" svg:x="13cm" svg:y="3.996cm">
          <text:p/>
        </draw:rect>
        <draw:connector draw:style-name="gr14" draw:text-style-name="P1" draw:layer="layout" draw:type="curve" svg:x1="6.9cm" svg:y1="17.596cm" svg:x2="19.5cm" svg:y2="12.396cm" draw:start-shape="id7" draw:start-glue-point="2" draw:end-shape="id8" draw:end-glue-point="2" svg:d="m6900 17596c0 751 12600 3351 12600-5200">
          <text:p/>
        </draw:connector>
        <draw:rect draw:style-name="gr13" draw:text-style-name="P1" draw:layer="layout" svg:width="6.4cm" svg:height="1.6cm" svg:x="14cm" svg:y="5.6cm">
          <text:p/>
        </draw:rect>
        <draw:frame draw:style-name="gr2" draw:text-style-name="P1" draw:layer="layout" svg:width="7.749cm" svg:height="0.916cm" svg:x="10.4cm" svg:y="1.48cm">
          <draw:text-box>
            <text:p text:style-name="P3"><text:span text:style-name="T1">UIViewAutoresizingFlexibleWidth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Обычный" presentation:presentation-page-layout-name="AL2T1">
        <draw:rect draw:style-name="gr1" draw:text-style-name="P1" xml:id="id9" draw:id="id9" draw:layer="layout" svg:width="8.6cm" svg:height="13.6cm" svg:x="2.6cm" svg:y="3.898cm">
          <text:p/>
        </draw:rect>
        <draw:rect draw:style-name="gr13" draw:text-style-name="P1" draw:layer="layout" svg:width="2.2cm" svg:height="1.6cm" svg:x="3.6cm" svg:y="5.498cm">
          <text:p/>
        </draw:rect>
        <draw:rect draw:style-name="gr1" draw:text-style-name="P1" xml:id="id10" draw:id="id10" draw:layer="layout" svg:width="13cm" svg:height="8.4cm" svg:x="13cm" svg:y="3.898cm">
          <text:p/>
        </draw:rect>
        <draw:connector draw:style-name="gr14" draw:text-style-name="P1" draw:layer="layout" draw:type="curve" svg:x1="6.9cm" svg:y1="17.498cm" svg:x2="19.5cm" svg:y2="12.298cm" draw:start-shape="id9" draw:start-glue-point="2" draw:end-shape="id10" draw:end-glue-point="2" svg:d="m6900 17498c0 751 12600 3351 12600-5200">
          <text:p/>
        </draw:connector>
        <draw:rect draw:style-name="gr13" draw:text-style-name="P1" draw:layer="layout" svg:width="2.2cm" svg:height="0.702cm" svg:x="14cm" svg:y="5.498cm">
          <text:p/>
        </draw:rect>
        <draw:frame draw:style-name="gr2" draw:text-style-name="P1" draw:layer="layout" svg:width="7.915cm" svg:height="0.916cm" svg:x="10.4cm" svg:y="1.382cm">
          <draw:text-box>
            <text:p text:style-name="P3"><text:span text:style-name="T1">UIViewAutoresizingFlexibleHeight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Обычный" presentation:presentation-page-layout-name="AL2T1">
        <draw:rect draw:style-name="gr1" draw:text-style-name="P1" xml:id="id11" draw:id="id11" draw:layer="layout" svg:width="8.6cm" svg:height="13.6cm" svg:x="2.6cm" svg:y="3.996cm">
          <text:p/>
        </draw:rect>
        <draw:rect draw:style-name="gr13" draw:text-style-name="P1" draw:layer="layout" svg:width="2.2cm" svg:height="1.6cm" svg:x="3.6cm" svg:y="5.596cm">
          <text:p/>
        </draw:rect>
        <draw:rect draw:style-name="gr1" draw:text-style-name="P1" xml:id="id12" draw:id="id12" draw:layer="layout" svg:width="13cm" svg:height="8.4cm" svg:x="13cm" svg:y="3.996cm">
          <text:p/>
        </draw:rect>
        <draw:connector draw:style-name="gr14" draw:text-style-name="P1" draw:layer="layout" draw:type="curve" svg:x1="6.9cm" svg:y1="17.596cm" svg:x2="19.5cm" svg:y2="12.396cm" draw:start-shape="id11" draw:start-glue-point="2" draw:end-shape="id12" draw:end-glue-point="2" svg:d="m6900 17596c0 751 12600 3351 12600-5200">
          <text:p/>
        </draw:connector>
        <draw:rect draw:style-name="gr13" draw:text-style-name="P1" draw:layer="layout" svg:width="3.4cm" svg:height="0.702cm" svg:x="18.2cm" svg:y="5.498cm">
          <text:p/>
        </draw:rect>
        <draw:frame draw:style-name="gr2" draw:text-style-name="P1" draw:layer="layout" svg:width="24.425cm" svg:height="0.916cm" svg:x="1.8cm" svg:y="1.484cm">
          <draw:text-box>
            <text:p text:style-name="P3"><text:span text:style-name="T1">UIViewAutoresizingFlexibleLeftMargin | UIViewAutoresizingFlexibleWidth | UIViewAutoresizingFlexibleHeight 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Обычный" presentation:presentation-page-layout-name="AL2T1">
        <draw:rect draw:style-name="gr1" draw:text-style-name="P1" xml:id="id13" draw:id="id13" draw:layer="layout" svg:width="8.6cm" svg:height="13.6cm" svg:x="2.601cm" svg:y="4.094cm">
          <text:p/>
        </draw:rect>
        <draw:rect draw:style-name="gr13" draw:text-style-name="P1" draw:layer="layout" svg:width="2.2cm" svg:height="1.6cm" svg:x="3.601cm" svg:y="5.694cm">
          <text:p/>
        </draw:rect>
        <draw:rect draw:style-name="gr1" draw:text-style-name="P1" xml:id="id14" draw:id="id14" draw:layer="layout" svg:width="13cm" svg:height="8.4cm" svg:x="13.001cm" svg:y="4.094cm">
          <text:p/>
        </draw:rect>
        <draw:connector draw:style-name="gr14" draw:text-style-name="P1" draw:layer="layout" draw:type="curve" svg:x1="6.901cm" svg:y1="17.694cm" svg:x2="19.501cm" svg:y2="12.494cm" draw:start-shape="id13" draw:start-glue-point="2" draw:end-shape="id14" draw:end-glue-point="2" svg:d="m6901 17694c0 751 12600 3351 12600-5200">
          <text:p/>
        </draw:connector>
        <draw:rect draw:style-name="gr13" draw:text-style-name="P1" draw:layer="layout" svg:width="3.4cm" svg:height="0.702cm" svg:x="18.201cm" svg:y="5.596cm">
          <text:p/>
        </draw:rect>
        <draw:frame draw:style-name="gr2" draw:text-style-name="P1" draw:layer="layout" svg:width="24.425cm" svg:height="0.916cm" svg:x="1.801cm" svg:y="1.582cm">
          <draw:text-box>
            <text:p text:style-name="P3"><text:span text:style-name="T1">UIViewAutoresizingFlexibleLeftMargin | UIViewAutoresizingFlexibleWidth | UIViewAutoresizingFlexibleHeight </text:span></text:p>
          </draw:text-box>
        </draw:frame>
        <draw:frame draw:style-name="gr2" draw:text-style-name="P4" draw:layer="layout" svg:width="2.606cm" svg:height="2.601cm" svg:x="3.8cm" svg:y="8.8cm">
          <draw:text-box>
            <text:p><text:span text:style-name="T2">Frame:</text:span><text:span text:style-name="T2"><text:line-break/></text:span><text:span text:style-name="T2">x = 20</text:span><text:span text:style-name="T2"><text:line-break/></text:span><text:span text:style-name="T2">y = 40</text:span><text:span text:style-name="T2"><text:line-break/></text:span><text:span text:style-name="T2">width = 60</text:span></text:p>
            <text:p><text:span text:style-name="T2">height = 30</text:span></text:p>
          </draw:text-box>
        </draw:frame>
        <draw:frame draw:style-name="gr2" draw:text-style-name="P4" draw:layer="layout" svg:width="2.678cm" svg:height="2.601cm" svg:x="18.994cm" svg:y="7.199cm">
          <draw:text-box>
            <text:p><text:span text:style-name="T2">Frame:</text:span><text:span text:style-name="T2"><text:line-break/></text:span><text:span text:style-name="T2">x = 140</text:span><text:span text:style-name="T2"><text:line-break/></text:span><text:span text:style-name="T2">y = 40</text:span><text:span text:style-name="T2"><text:line-break/></text:span><text:span text:style-name="T2">width = 140</text:span></text:p>
            <text:p><text:span text:style-name="T2">height = 10</text:span></text:p>
          </draw:text-box>
        </draw:frame>
        <draw:line draw:style-name="gr15" draw:text-style-name="P1" draw:layer="layout" svg:x1="2.6cm" svg:y1="4.094cm" svg:x2="11.201cm" svg:y2="4.094cm">
          <text:p/>
        </draw:line>
        <draw:line draw:style-name="gr15" draw:text-style-name="P1" draw:layer="layout" svg:x1="12.999cm" svg:y1="4.094cm" svg:x2="26.001cm" svg:y2="4.094cm">
          <text:p/>
        </draw:line>
        <draw:line draw:style-name="gr15" draw:text-style-name="P1" draw:layer="layout" svg:x1="2.6cm" svg:y1="4.094cm" svg:x2="2.6cm" svg:y2="17.694cm">
          <text:p/>
        </draw:line>
        <draw:line draw:style-name="gr15" draw:text-style-name="P1" draw:layer="layout" svg:x1="12.999cm" svg:y1="4.094cm" svg:x2="12.999cm" svg:y2="12.494cm">
          <text:p/>
        </draw:line>
        <draw:frame draw:style-name="gr2" draw:text-style-name="P4" draw:layer="layout" svg:width="1.09cm" svg:height="0.721cm" svg:x="2.4cm" svg:y="3.4cm">
          <draw:text-box>
            <text:p><text:span text:style-name="T2">0,0</text:span></text:p>
          </draw:text-box>
        </draw:frame>
        <draw:frame draw:style-name="gr2" draw:text-style-name="P4" draw:layer="layout" svg:width="1.09cm" svg:height="0.721cm" svg:x="12.8cm" svg:y="3.373cm">
          <draw:text-box>
            <text:p><text:span text:style-name="T2">0,0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Обычный" presentation:presentation-page-layout-name="AL2T1">
        <draw:rect draw:style-name="gr1" draw:text-style-name="P1" xml:id="id15" draw:id="id15" draw:layer="layout" svg:width="8.6cm" svg:height="13.6cm" svg:x="2.602cm" svg:y="4.192cm">
          <text:p/>
        </draw:rect>
        <draw:rect draw:style-name="gr13" draw:text-style-name="P1" draw:layer="layout" svg:width="2.2cm" svg:height="1.6cm" svg:x="3.602cm" svg:y="5.792cm">
          <text:p/>
        </draw:rect>
        <draw:rect draw:style-name="gr1" draw:text-style-name="P1" xml:id="id16" draw:id="id16" draw:layer="layout" svg:width="13cm" svg:height="8.4cm" svg:x="13.002cm" svg:y="4.192cm">
          <text:p/>
        </draw:rect>
        <draw:connector draw:style-name="gr14" draw:text-style-name="P1" draw:layer="layout" draw:type="curve" svg:x1="6.902cm" svg:y1="17.792cm" svg:x2="19.502cm" svg:y2="12.592cm" draw:start-shape="id15" draw:start-glue-point="2" draw:end-shape="id16" draw:end-glue-point="2" svg:d="m6902 17792c0 751 12600 3351 12600-5200">
          <text:p/>
        </draw:connector>
        <draw:rect draw:style-name="gr13" draw:text-style-name="P1" draw:layer="layout" svg:width="3.4cm" svg:height="0.702cm" svg:x="18.202cm" svg:y="5.694cm">
          <text:p/>
        </draw:rect>
        <draw:frame draw:style-name="gr2" draw:text-style-name="P1" draw:layer="layout" svg:width="24.425cm" svg:height="0.916cm" svg:x="1.802cm" svg:y="1.68cm">
          <draw:text-box>
            <text:p text:style-name="P3"><text:span text:style-name="T1">UIViewAutoresizingFlexibleLeftMargin | UIViewAutoresizingFlexibleWidth | UIViewAutoresizingFlexibleHeight </text:span></text:p>
          </draw:text-box>
        </draw:frame>
        <draw:frame draw:style-name="gr2" draw:text-style-name="P4" draw:layer="layout" svg:width="2.606cm" svg:height="2.601cm" svg:x="3.801cm" svg:y="8.898cm">
          <draw:text-box>
            <text:p><text:span text:style-name="T2">Bounds:</text:span><text:span text:style-name="T2"><text:line-break/></text:span><text:span text:style-name="T2">x = 0</text:span><text:span text:style-name="T2"><text:line-break/></text:span><text:span text:style-name="T2">y = 0</text:span><text:span text:style-name="T2"><text:line-break/></text:span><text:span text:style-name="T2">width = 60</text:span></text:p>
            <text:p><text:span text:style-name="T2">height = 30</text:span></text:p>
          </draw:text-box>
        </draw:frame>
        <draw:frame draw:style-name="gr2" draw:text-style-name="P4" draw:layer="layout" svg:width="2.678cm" svg:height="2.601cm" svg:x="18.995cm" svg:y="7.297cm">
          <draw:text-box>
            <text:p><text:span text:style-name="T2">Bounds:</text:span><text:span text:style-name="T2"><text:line-break/></text:span><text:span text:style-name="T2">x = 0</text:span><text:span text:style-name="T2"><text:line-break/></text:span><text:span text:style-name="T2">y = 0</text:span><text:span text:style-name="T2"><text:line-break/></text:span><text:span text:style-name="T2">width = 140</text:span></text:p>
            <text:p><text:span text:style-name="T2">height = 10</text:span></text:p>
          </draw:text-box>
        </draw:frame>
        <draw:line draw:style-name="gr15" draw:text-style-name="P1" draw:layer="layout" svg:x1="18.202cm" svg:y1="5.694cm" svg:x2="22.802cm" svg:y2="5.694cm">
          <text:p/>
        </draw:line>
        <draw:line draw:style-name="gr15" draw:text-style-name="P1" draw:layer="layout" svg:x1="18.2cm" svg:y1="5.8cm" svg:x2="18.2cm" svg:y2="7.8cm">
          <text:p/>
        </draw:line>
        <draw:line draw:style-name="gr15" draw:text-style-name="P1" draw:layer="layout" svg:x1="3.602cm" svg:y1="5.8cm" svg:x2="3.602cm" svg:y2="7.8cm">
          <text:p/>
        </draw:line>
        <draw:line draw:style-name="gr15" draw:text-style-name="P1" draw:layer="layout" svg:x1="3.6cm" svg:y1="5.8cm" svg:x2="8.2cm" svg:y2="5.8cm">
          <text:p/>
        </draw:line>
        <draw:frame draw:style-name="gr2" draw:text-style-name="P4" draw:layer="layout" svg:width="1.09cm" svg:height="0.721cm" svg:x="3.31cm" svg:y="5.079cm">
          <draw:text-box>
            <text:p><text:span text:style-name="T2">0,0</text:span></text:p>
          </draw:text-box>
        </draw:frame>
        <draw:frame draw:style-name="gr2" draw:text-style-name="P4" draw:layer="layout" svg:width="1.09cm" svg:height="0.721cm" svg:x="18cm" svg:y="4.973cm">
          <draw:text-box>
            <text:p><text:span text:style-name="T2">0,0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контура" style:display-name="Объект без заливки и контура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cm" fo:margin-bottom="0.4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cm" fo:margin-bottom="0.3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cm" fo:margin-bottom="0.2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cm" fo:margin-bottom="0.1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cm" fo:margin-bottom="0.1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cm" fo:margin-bottom="0.1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cm" fo:margin-bottom="0.1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cm" fo:margin-bottom="0.1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номер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номер&gt;</text:page-number></text:p>
        </draw:text-box>
      </draw:frame>
      <presentation:notes style:page-layout-name="PM0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номер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11-18T23:18:54</meta:creation-date>
    <meta:editing-duration>PT2H22M21S</meta:editing-duration>
    <meta:editing-cycles>7</meta:editing-cycles>
    <dc:date>2013-11-19T01:41:06</dc:date>
    <meta:generator>OpenOffice/4.0.1$Unix OpenOffice.org_project/401m5$Build-9714</meta:generator>
    <meta:document-statistic meta:object-count="137"/>
  </office:meta>
</office:document-meta>
</file>